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4ce" officeooo:paragraph-rsid="000b8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is a mini blog.<text:line-break/><text:a xlink:type="simple" xlink:href="https://www.youtube.com/watch?v=wCDn6pYhLxg" text:style-name="Internet_20_link" text:visited-style-name="Visited_20_Internet_20_Link">https://www.youtube.com/watch?v=wCDn6pYhLxg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22:17:02.807879215</meta:creation-date>
    <dc:date>2023-09-30T23:12:43.765793116</dc:date>
    <meta:editing-duration>PT33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6" meta:character-count="65" meta:non-whitespace-character-count="60"/>
  </office:meta>
</office:document-meta>
</file>